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6cm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6.752cm" svg:height="7.984cm" svg:x="12cm" svg:y="4.353cm">
          <draw:text-box>
            <text:p text:style-name="P1"><text:span text:style-name="T1">RES</text:span></text:p>
            <text:p text:style-name="P1">1b:<text:tab/><text:tab/> <text:span text:style-name="T2">Basetype_1</text:span><text:tab/></text:p>
            <text:p text:style-name="P1">2b:<text:tab/><text:tab/><text:span text:style-name="T2"> Basetype_2</text:span><text:tab/></text:p>
            <text:p text:style-name="P1">3s:<text:tab/><text:tab/> <text:span text:style-name="T2">Substituent_1</text:span><text:span text:style-name="T2"><text:tab/></text:span></text:p>
            <text:p text:style-name="P1">4s:<text:tab/><text:tab/> <text:span text:style-name="T2">Substituent_2</text:span><text:span text:style-name="T2"><text:tab/></text:span></text:p>
            <text:p text:style-name="P1">5b:<text:tab/><text:tab/> <text:span text:style-name="T2">Basetype_3</text:span><text:tab/></text:p>
            <text:p text:style-name="P1">...<text:tab/><text:tab/><text:tab/><text:tab/><text:tab/></text:p>
            <text:p text:style-name="P1"><text:span text:style-name="T1">LIN</text:span></text:p>
            <text:p text:style-name="P1">1:1o(4-1)2d<text:tab/><text:tab/><text:tab/></text:p>
            <text:p text:style-name="P1">2:2o(3-1)3n</text:p>
            <text:p text:style-name="P1">...<text:tab/></text:p>
          </draw:text-box>
        </draw:frame>
        <draw:custom-shape draw:style-name="gr2" draw:text-style-name="P2" draw:layer="layout" svg:width="0.5cm" svg:height="4.547cm" svg:x="11.1cm" svg:y="4.453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9.752cm" svg:height="4.469cm" svg:x="1.7cm" svg:y="4.038cm">
          <draw:text-box>
            <text:p text:style-name="P1"><text:span text:style-name="T1">Residue list</text:span></text:p>
            <text:p text:style-name="P1">ordered according to sorting</text:p>
            <text:p text:style-name="P1">algorithm. This represents the </text:p>
            <text:p text:style-name="P1">composition of the oligosaccharide. <text:line-break/>Basetypes (b) and substituents (s)</text:p>
            <text:p text:style-name="P1">are discriminated with flags.</text:p>
          </draw:text-box>
        </draw:frame>
        <draw:custom-shape draw:style-name="gr4" draw:text-style-name="P2" draw:layer="layout" svg:width="1.5cm" svg:height="0.5cm" svg:x="18.9cm" svg:y="4.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2.873cm" svg:height="0.954cm" svg:x="20.4cm" svg:y="4.2cm">
          <draw:text-box>
            <text:p text:style-name="P1">Keyword</text:p>
          </draw:text-box>
        </draw:frame>
        <draw:custom-shape draw:style-name="gr4" draw:text-style-name="P2" draw:layer="layout" svg:width="1.5cm" svg:height="0.5cm" svg:x="18.9cm" svg:y="9.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2.873cm" svg:height="0.954cm" svg:x="20.4cm" svg:y="9.2cm">
          <draw:text-box>
            <text:p text:style-name="P1">Keyword</text:p>
          </draw:text-box>
        </draw:frame>
        <draw:custom-shape draw:style-name="gr2" draw:text-style-name="P2" draw:layer="layout" svg:width="0.5cm" svg:height="3cm" svg:x="11.1cm" svg:y="9.4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6.128cm" svg:height="3.063cm" svg:x="1.63cm" svg:y="9.12cm">
          <draw:text-box>
            <text:p text:style-name="P1"><text:span text:style-name="T1">Linkage information</text:span></text:p>
            <text:p text:style-name="P1">connections of the </text:p>
            <text:p text:style-name="P1">residues and type of </text:p>
            <text:p text:style-name="P1">linkage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13T09:55:30</meta:creation-date>
    <dc:date>2007-04-20T15:57:15</dc:date>
    <dc:language>de-DE</dc:language>
    <meta:editing-cycles>16</meta:editing-cycles>
    <meta:editing-duration>PT6H3M5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